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AF1F39DA8D88E108.jpg" manifest:media-type="image/jpeg"/>
  <manifest:file-entry manifest:full-path="Pictures/100000000000030C000004105A6636E3315E406B.jpg" manifest:media-type="image/jpeg"/>
  <manifest:file-entry manifest:full-path="Pictures/100000000000030C000004106551E29B525E65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5A6636E3315E406B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6551E29B525E6503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AF1F39DA8D88E108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1:49:33.269406659</meta:creation-date>
    <meta:generator>LibreOffice/6.0.7.3$Linux_X86_64 LibreOffice_project/00m0$Build-3</meta:generator>
    <dc:date>2019-04-07T01:50:20.997959531</dc:date>
    <meta:editing-duration>PT51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